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58.9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59.99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WeightingFa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ce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cute_c</text:p>
          </table:table-cell>
          <table:table-cell office:value-type="string" calcext:value-type="string">
            <text:p>ambulance_c</text:p>
          </table:table-cell>
          <table:table-cell office:value-type="string" calcext:value-type="string">
            <text:p>care_c</text:p>
          </table:table-cell>
          <table:table-cell office:value-type="string" calcext:value-type="string">
            <text:p>ccg_c</text:p>
          </table:table-cell>
          <table:table-cell office:value-type="string" calcext:value-type="string">
            <text:p>community_c</text:p>
          </table:table-cell>
          <table:table-cell office:value-type="string" calcext:value-type="string">
            <text:p>mental_health_learning_disability_c</text:p>
          </table:table-cell>
          <table:table-cell office:value-type="string" calcext:value-type="string">
            <text:p>social_enterprise_c</text:p>
          </table:table-cell>
          <table:table-cell office:value-type="string" calcext:value-type="string">
            <text:p>acute_m</text:p>
          </table:table-cell>
          <table:table-cell office:value-type="string" calcext:value-type="string">
            <text:p>ambulance_m</text:p>
          </table:table-cell>
          <table:table-cell office:value-type="string" calcext:value-type="string">
            <text:p>care_m</text:p>
          </table:table-cell>
          <table:table-cell office:value-type="string" calcext:value-type="string">
            <text:p>ccg_m</text:p>
          </table:table-cell>
          <table:table-cell office:value-type="string" calcext:value-type="string">
            <text:p>community_m</text:p>
          </table:table-cell>
          <table:table-cell office:value-type="string" calcext:value-type="string">
            <text:p>mental_health_learning_disability_m</text:p>
          </table:table-cell>
          <table:table-cell office:value-type="string" calcext:value-type="string">
            <text:p>social_enterprise_m</text:p>
          </table:table-cell>
          <table:table-cell office:value-type="string" calcext:value-type="string">
            <text:p>acute_p</text:p>
          </table:table-cell>
          <table:table-cell office:value-type="string" calcext:value-type="string">
            <text:p>ambulance_p</text:p>
          </table:table-cell>
          <table:table-cell office:value-type="string" calcext:value-type="string">
            <text:p>care_p</text:p>
          </table:table-cell>
          <table:table-cell office:value-type="string" calcext:value-type="string">
            <text:p>ccg_p</text:p>
          </table:table-cell>
          <table:table-cell office:value-type="string" calcext:value-type="string">
            <text:p>community_p</text:p>
          </table:table-cell>
          <table:table-cell office:value-type="string" calcext:value-type="string">
            <text:p>mental_health_learning_disability_p</text:p>
          </table:table-cell>
          <table:table-cell office:value-type="string" calcext:value-type="string">
            <text:p>social_enterprise_p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HG</text:p>
          </table:table-cell>
          <table:table-cell office:value-type="string" calcext:value-type="string">
            <text:p>GHG2</text:p>
          </table:table-cell>
          <table:table-cell table:number-columns-repeated="3" office:value-type="string" calcext:value-type="string">
            <text:p>GHG4</text:p>
          </table:table-cell>
          <table:table-cell office:value-type="string" calcext:value-type="string">
            <text:p>GHG6</text:p>
          </table:table-cell>
          <table:table-cell office:value-type="string" calcext:value-type="string">
            <text:p>GHG4</text:p>
          </table:table-cell>
          <table:table-cell table:number-columns-repeated="7" table:style-name="ce1" office:value-type="string" calcext:value-type="string">
            <text:p>£000</text:p>
          </table:table-cell>
          <table:table-cell table:number-columns-repeated="7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41567572" calcext:value-type="float">
            <text:p>3241567572</text:p>
          </table:table-cell>
          <table:table-cell office:value-type="float" office:value="55718329" calcext:value-type="float">
            <text:p>55718329</text:p>
          </table:table-cell>
          <table:table-cell office:value-type="float" office:value="364162542" calcext:value-type="float">
            <text:p>364162542</text:p>
          </table:table-cell>
          <table:table-cell office:value-type="float" office:value="32772036" calcext:value-type="float">
            <text:p>32772036</text:p>
          </table:table-cell>
          <table:table-cell office:value-type="float" office:value="79875509" calcext:value-type="float">
            <text:p>79875509</text:p>
          </table:table-cell>
          <table:table-cell office:value-type="float" office:value="486294106" calcext:value-type="float">
            <text:p>486294106</text:p>
          </table:table-cell>
          <table:table-cell office:value-type="float" office:value="79875509" calcext:value-type="float">
            <text:p>7987550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3]/SUM([.I$3:.I$26])" office:value-type="float" office:value="0" calcext:value-type="float">
            <text:p>0.000</text:p>
          </table:table-cell>
          <table:table-cell table:formula="of:=[.J3]/SUM([.J$3:.J$26])" office:value-type="float" office:value="0" calcext:value-type="float">
            <text:p>0.000</text:p>
          </table:table-cell>
          <table:table-cell table:formula="of:=[.K3]/SUM([.K$3:.K$26])" office:value-type="float" office:value="0" calcext:value-type="float">
            <text:p>0.000</text:p>
          </table:table-cell>
          <table:table-cell table:formula="of:=[.L3]/SUM([.L$3:.L$26])" office:value-type="float" office:value="0" calcext:value-type="float">
            <text:p>0.000</text:p>
          </table:table-cell>
          <table:table-cell table:formula="of:=[.M3]/SUM([.M$3:.M$26])" office:value-type="float" office:value="0" calcext:value-type="float">
            <text:p>0.000</text:p>
          </table:table-cell>
          <table:table-cell table:formula="of:=[.N3]/SUM([.N$3:.N$26])" office:value-type="float" office:value="0" calcext:value-type="float">
            <text:p>0.000</text:p>
          </table:table-cell>
          <table:table-cell table:formula="of:=[.O3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406443144" calcext:value-type="float">
            <text:p>1406443144</text:p>
          </table:table-cell>
          <table:table-cell office:value-type="float" office:value="17673176" calcext:value-type="float">
            <text:p>17673176</text:p>
          </table:table-cell>
          <table:table-cell office:value-type="float" office:value="52832354" calcext:value-type="float">
            <text:p>52832354</text:p>
          </table:table-cell>
          <table:table-cell office:value-type="float" office:value="0" calcext:value-type="float">
            <text:p>0</text:p>
          </table:table-cell>
          <table:table-cell office:value-type="float" office:value="34921048" calcext:value-type="float">
            <text:p>34921048</text:p>
          </table:table-cell>
          <table:table-cell office:value-type="float" office:value="194868439" calcext:value-type="float">
            <text:p>194868439</text:p>
          </table:table-cell>
          <table:table-cell office:value-type="float" office:value="34921048" calcext:value-type="float">
            <text:p>3492104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4]/SUM([.I$3:.I$26])" office:value-type="float" office:value="0" calcext:value-type="float">
            <text:p>0.000</text:p>
          </table:table-cell>
          <table:table-cell table:formula="of:=[.J4]/SUM([.J$3:.J$26])" office:value-type="float" office:value="0" calcext:value-type="float">
            <text:p>0.000</text:p>
          </table:table-cell>
          <table:table-cell table:formula="of:=[.K4]/SUM([.K$3:.K$26])" office:value-type="float" office:value="0" calcext:value-type="float">
            <text:p>0.000</text:p>
          </table:table-cell>
          <table:table-cell table:formula="of:=[.L4]/SUM([.L$3:.L$26])" office:value-type="float" office:value="0" calcext:value-type="float">
            <text:p>0.000</text:p>
          </table:table-cell>
          <table:table-cell table:formula="of:=[.M4]/SUM([.M$3:.M$26])" office:value-type="float" office:value="0" calcext:value-type="float">
            <text:p>0.000</text:p>
          </table:table-cell>
          <table:table-cell table:formula="of:=[.N4]/SUM([.N$3:.N$26])" office:value-type="float" office:value="0" calcext:value-type="float">
            <text:p>0.000</text:p>
          </table:table-cell>
          <table:table-cell table:formula="of:=[.O4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float" office:value="1788178028" calcext:value-type="float">
            <text:p>1788178028</text:p>
          </table:table-cell>
          <table:table-cell office:value-type="float" office:value="37655577" calcext:value-type="float">
            <text:p>37655577</text:p>
          </table:table-cell>
          <table:table-cell office:value-type="float" office:value="307790575" calcext:value-type="float">
            <text:p>307790575</text:p>
          </table:table-cell>
          <table:table-cell office:value-type="float" office:value="32772036" calcext:value-type="float">
            <text:p>32772036</text:p>
          </table:table-cell>
          <table:table-cell office:value-type="float" office:value="44654712" calcext:value-type="float">
            <text:p>44654712</text:p>
          </table:table-cell>
          <table:table-cell office:value-type="float" office:value="289465108" calcext:value-type="float">
            <text:p>289465108</text:p>
          </table:table-cell>
          <table:table-cell office:value-type="float" office:value="44654712" calcext:value-type="float">
            <text:p>446547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5]/SUM([.I$3:.I$26])" office:value-type="float" office:value="0" calcext:value-type="float">
            <text:p>0.000</text:p>
          </table:table-cell>
          <table:table-cell table:formula="of:=[.J5]/SUM([.J$3:.J$26])" office:value-type="float" office:value="0" calcext:value-type="float">
            <text:p>0.000</text:p>
          </table:table-cell>
          <table:table-cell table:formula="of:=[.K5]/SUM([.K$3:.K$26])" office:value-type="float" office:value="0" calcext:value-type="float">
            <text:p>0.000</text:p>
          </table:table-cell>
          <table:table-cell table:formula="of:=[.L5]/SUM([.L$3:.L$26])" office:value-type="float" office:value="0" calcext:value-type="float">
            <text:p>0.000</text:p>
          </table:table-cell>
          <table:table-cell table:formula="of:=[.M5]/SUM([.M$3:.M$26])" office:value-type="float" office:value="0" calcext:value-type="float">
            <text:p>0.000</text:p>
          </table:table-cell>
          <table:table-cell table:formula="of:=[.N5]/SUM([.N$3:.N$26])" office:value-type="float" office:value="0" calcext:value-type="float">
            <text:p>0.000</text:p>
          </table:table-cell>
          <table:table-cell table:formula="of:=[.O5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25673548" calcext:value-type="float">
            <text:p>25673548</text:p>
          </table:table-cell>
          <table:table-cell office:value-type="float" office:value="389576" calcext:value-type="float">
            <text:p>389576</text:p>
          </table:table-cell>
          <table:table-cell office:value-type="float" office:value="1769806" calcext:value-type="float">
            <text:p>1769806</text:p>
          </table:table-cell>
          <table:table-cell office:value-type="float" office:value="0" calcext:value-type="float">
            <text:p>0</text:p>
          </table:table-cell>
          <table:table-cell office:value-type="float" office:value="299749" calcext:value-type="float">
            <text:p>299749</text:p>
          </table:table-cell>
          <table:table-cell office:value-type="float" office:value="1743806" calcext:value-type="float">
            <text:p>1743806</text:p>
          </table:table-cell>
          <table:table-cell office:value-type="float" office:value="299749" calcext:value-type="float">
            <text:p>29974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6]/SUM([.I$3:.I$26])" office:value-type="float" office:value="0" calcext:value-type="float">
            <text:p>0.000</text:p>
          </table:table-cell>
          <table:table-cell table:formula="of:=[.J6]/SUM([.J$3:.J$26])" office:value-type="float" office:value="0" calcext:value-type="float">
            <text:p>0.000</text:p>
          </table:table-cell>
          <table:table-cell table:formula="of:=[.K6]/SUM([.K$3:.K$26])" office:value-type="float" office:value="0" calcext:value-type="float">
            <text:p>0.000</text:p>
          </table:table-cell>
          <table:table-cell table:formula="of:=[.L6]/SUM([.L$3:.L$26])" office:value-type="float" office:value="0" calcext:value-type="float">
            <text:p>0.000</text:p>
          </table:table-cell>
          <table:table-cell table:formula="of:=[.M6]/SUM([.M$3:.M$26])" office:value-type="float" office:value="0" calcext:value-type="float">
            <text:p>0.000</text:p>
          </table:table-cell>
          <table:table-cell table:formula="of:=[.N6]/SUM([.N$3:.N$26])" office:value-type="float" office:value="0" calcext:value-type="float">
            <text:p>0.000</text:p>
          </table:table-cell>
          <table:table-cell table:formula="of:=[.O6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21272852" calcext:value-type="float">
            <text:p>21272852</text:p>
          </table:table-cell>
          <table:table-cell office:value-type="float" office:value="0" calcext:value-type="float">
            <text:p>0</text:p>
          </table:table-cell>
          <table:table-cell office:value-type="float" office:value="1769806" calcext:value-type="float">
            <text:p>176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753" calcext:value-type="float">
            <text:p>21675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7]/SUM([.I$3:.I$26])" office:value-type="float" office:value="0" calcext:value-type="float">
            <text:p>0.000</text:p>
          </table:table-cell>
          <table:table-cell table:formula="of:=[.J7]/SUM([.J$3:.J$26])" office:value-type="float" office:value="0" calcext:value-type="float">
            <text:p>0.000</text:p>
          </table:table-cell>
          <table:table-cell table:formula="of:=[.K7]/SUM([.K$3:.K$26])" office:value-type="float" office:value="0" calcext:value-type="float">
            <text:p>0.000</text:p>
          </table:table-cell>
          <table:table-cell table:formula="of:=[.L7]/SUM([.L$3:.L$26])" office:value-type="float" office:value="0" calcext:value-type="float">
            <text:p>0.000</text:p>
          </table:table-cell>
          <table:table-cell table:formula="of:=[.M7]/SUM([.M$3:.M$26])" office:value-type="float" office:value="0" calcext:value-type="float">
            <text:p>0.000</text:p>
          </table:table-cell>
          <table:table-cell table:formula="of:=[.N7]/SUM([.N$3:.N$26])" office:value-type="float" office:value="0" calcext:value-type="float">
            <text:p>0.000</text:p>
          </table:table-cell>
          <table:table-cell table:formula="of:=[.O7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Business services</text:p>
          </table:table-cell>
          <table:table-cell office:value-type="float" office:value="898385085" calcext:value-type="float">
            <text:p>898385085</text:p>
          </table:table-cell>
          <table:table-cell office:value-type="float" office:value="36484424" calcext:value-type="float">
            <text:p>36484424</text:p>
          </table:table-cell>
          <table:table-cell office:value-type="float" office:value="430605458" calcext:value-type="float">
            <text:p>430605458</text:p>
          </table:table-cell>
          <table:table-cell office:value-type="float" office:value="106399" calcext:value-type="float">
            <text:p>106399</text:p>
          </table:table-cell>
          <table:table-cell office:value-type="float" office:value="63999801" calcext:value-type="float">
            <text:p>63999801</text:p>
          </table:table-cell>
          <table:table-cell office:value-type="float" office:value="153255016" calcext:value-type="float">
            <text:p>153255016</text:p>
          </table:table-cell>
          <table:table-cell office:value-type="float" office:value="63999801" calcext:value-type="float">
            <text:p>63999801</text:p>
          </table:table-cell>
          <table:table-cell office:value-type="float" office:value="5913115" calcext:value-type="float">
            <text:p>5913115</text:p>
          </table:table-cell>
          <table:table-cell office:value-type="float" office:value="240138" calcext:value-type="float">
            <text:p>240138</text:p>
          </table:table-cell>
          <table:table-cell office:value-type="float" office:value="7892636" calcext:value-type="float">
            <text:p>7892636</text:p>
          </table:table-cell>
          <table:table-cell office:value-type="float" office:value="700" calcext:value-type="float">
            <text:p>700</text:p>
          </table:table-cell>
          <table:table-cell office:value-type="float" office:value="421243" calcext:value-type="float">
            <text:p>421243</text:p>
          </table:table-cell>
          <table:table-cell office:value-type="float" office:value="1008715" calcext:value-type="float">
            <text:p>1008715</text:p>
          </table:table-cell>
          <table:table-cell office:value-type="float" office:value="421243" calcext:value-type="float">
            <text:p>421243</text:p>
          </table:table-cell>
          <table:table-cell table:formula="of:=[.I8]/SUM([.I$3:.I$26])" office:value-type="float" office:value="0.273559146704516" calcext:value-type="float">
            <text:p>0.274</text:p>
          </table:table-cell>
          <table:table-cell table:formula="of:=[.J8]/SUM([.J$3:.J$26])" office:value-type="float" office:value="0.353713179733277" calcext:value-type="float">
            <text:p>0.354</text:p>
          </table:table-cell>
          <table:table-cell table:formula="of:=[.K8]/SUM([.K$3:.K$26])" office:value-type="float" office:value="0.287549595757958" calcext:value-type="float">
            <text:p>0.288</text:p>
          </table:table-cell>
          <table:table-cell table:formula="of:=[.L8]/SUM([.L$3:.L$26])" office:value-type="float" office:value="0.00000837707723392356" calcext:value-type="float">
            <text:p>0.000</text:p>
          </table:table-cell>
          <table:table-cell table:formula="of:=[.M8]/SUM([.M$3:.M$26])" office:value-type="float" office:value="0.450540764857129" calcext:value-type="float">
            <text:p>0.451</text:p>
          </table:table-cell>
          <table:table-cell table:formula="of:=[.N8]/SUM([.N$3:.N$26])" office:value-type="float" office:value="0.35778599487466" calcext:value-type="float">
            <text:p>0.358</text:p>
          </table:table-cell>
          <table:table-cell table:formula="of:=[.O8]/SUM([.O$3:.O$26])" office:value-type="float" office:value="0.450540764857129" calcext:value-type="float">
            <text:p>0.45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316448116" calcext:value-type="float">
            <text:p>316448116</text:p>
          </table:table-cell>
          <table:table-cell office:value-type="float" office:value="9310970" calcext:value-type="float">
            <text:p>9310970</text:p>
          </table:table-cell>
          <table:table-cell office:value-type="float" office:value="66529073" calcext:value-type="float">
            <text:p>66529073</text:p>
          </table:table-cell>
          <table:table-cell office:value-type="float" office:value="36501" calcext:value-type="float">
            <text:p>36501</text:p>
          </table:table-cell>
          <table:table-cell office:value-type="float" office:value="12605662" calcext:value-type="float">
            <text:p>12605662</text:p>
          </table:table-cell>
          <table:table-cell office:value-type="float" office:value="65261711" calcext:value-type="float">
            <text:p>65261711</text:p>
          </table:table-cell>
          <table:table-cell office:value-type="float" office:value="12605662" calcext:value-type="float">
            <text:p>12605662</text:p>
          </table:table-cell>
          <table:table-cell office:value-type="float" office:value="1000185" calcext:value-type="float">
            <text:p>1000185</text:p>
          </table:table-cell>
          <table:table-cell office:value-type="float" office:value="29429" calcext:value-type="float">
            <text:p>29429</text:p>
          </table:table-cell>
          <table:table-cell office:value-type="float" office:value="1326839" calcext:value-type="float">
            <text:p>1326839</text:p>
          </table:table-cell>
          <table:table-cell office:value-type="float" office:value="115" calcext:value-type="float">
            <text:p>115</text:p>
          </table:table-cell>
          <table:table-cell office:value-type="float" office:value="39842" calcext:value-type="float">
            <text:p>39842</text:p>
          </table:table-cell>
          <table:table-cell office:value-type="float" office:value="206270" calcext:value-type="float">
            <text:p>206270</text:p>
          </table:table-cell>
          <table:table-cell office:value-type="float" office:value="39842" calcext:value-type="float">
            <text:p>39842</text:p>
          </table:table-cell>
          <table:table-cell table:formula="of:=[.I9]/SUM([.I$3:.I$26])" office:value-type="float" office:value="0.0462716783195755" calcext:value-type="float">
            <text:p>0.046</text:p>
          </table:table-cell>
          <table:table-cell table:formula="of:=[.J9]/SUM([.J$3:.J$26])" office:value-type="float" office:value="0.0433476799439098" calcext:value-type="float">
            <text:p>0.043</text:p>
          </table:table-cell>
          <table:table-cell table:formula="of:=[.K9]/SUM([.K$3:.K$26])" office:value-type="float" office:value="0.0483402526210373" calcext:value-type="float">
            <text:p>0.048</text:p>
          </table:table-cell>
          <table:table-cell table:formula="of:=[.L9]/SUM([.L$3:.L$26])" office:value-type="float" office:value="0.00000137623411700173" calcext:value-type="float">
            <text:p>0.000</text:p>
          </table:table-cell>
          <table:table-cell table:formula="of:=[.M9]/SUM([.M$3:.M$26])" office:value-type="float" office:value="0.0426130408183347" calcext:value-type="float">
            <text:p>0.043</text:p>
          </table:table-cell>
          <table:table-cell table:formula="of:=[.N9]/SUM([.N$3:.N$26])" office:value-type="float" office:value="0.0731629024677893" calcext:value-type="float">
            <text:p>0.073</text:p>
          </table:table-cell>
          <table:table-cell table:formula="of:=[.O9]/SUM([.O$3:.O$26])" office:value-type="float" office:value="0.0426130408183347" calcext:value-type="float">
            <text:p>0.043</text:p>
          </table:table-cell>
        </table:table-row>
        <table:table-row table:style-name="ro1">
          <table:table-cell office:value-type="string" calcext:value-type="string">
            <text:p>Food and catering</text:p>
          </table:table-cell>
          <table:table-cell office:value-type="float" office:value="654121835" calcext:value-type="float">
            <text:p>654121835</text:p>
          </table:table-cell>
          <table:table-cell office:value-type="float" office:value="11554839" calcext:value-type="float">
            <text:p>11554839</text:p>
          </table:table-cell>
          <table:table-cell office:value-type="float" office:value="443649070" calcext:value-type="float">
            <text:p>443649070</text:p>
          </table:table-cell>
          <table:table-cell office:value-type="float" office:value="154854" calcext:value-type="float">
            <text:p>154854</text:p>
          </table:table-cell>
          <table:table-cell office:value-type="float" office:value="21703214" calcext:value-type="float">
            <text:p>21703214</text:p>
          </table:table-cell>
          <table:table-cell office:value-type="float" office:value="71689341" calcext:value-type="float">
            <text:p>71689341</text:p>
          </table:table-cell>
          <table:table-cell office:value-type="float" office:value="21703214" calcext:value-type="float">
            <text:p>21703214</text:p>
          </table:table-cell>
          <table:table-cell office:value-type="float" office:value="1030065" calcext:value-type="float">
            <text:p>1030065</text:p>
          </table:table-cell>
          <table:table-cell office:value-type="float" office:value="18196" calcext:value-type="float">
            <text:p>18196</text:p>
          </table:table-cell>
          <table:table-cell office:value-type="float" office:value="1237568" calcext:value-type="float">
            <text:p>1237568</text:p>
          </table:table-cell>
          <table:table-cell office:value-type="float" office:value="244" calcext:value-type="float">
            <text:p>244</text:p>
          </table:table-cell>
          <table:table-cell office:value-type="float" office:value="34177" calcext:value-type="float">
            <text:p>34177</text:p>
          </table:table-cell>
          <table:table-cell office:value-type="float" office:value="112891" calcext:value-type="float">
            <text:p>112891</text:p>
          </table:table-cell>
          <table:table-cell office:value-type="float" office:value="34177" calcext:value-type="float">
            <text:p>34177</text:p>
          </table:table-cell>
          <table:table-cell table:formula="of:=[.I10]/SUM([.I$3:.I$26])" office:value-type="float" office:value="0.0476540203344916" calcext:value-type="float">
            <text:p>0.048</text:p>
          </table:table-cell>
          <table:table-cell table:formula="of:=[.J10]/SUM([.J$3:.J$26])" office:value-type="float" office:value="0.0268019431261471" calcext:value-type="float">
            <text:p>0.027</text:p>
          </table:table-cell>
          <table:table-cell table:formula="of:=[.K10]/SUM([.K$3:.K$26])" office:value-type="float" office:value="0.0450878740794564" calcext:value-type="float">
            <text:p>0.045</text:p>
          </table:table-cell>
          <table:table-cell table:formula="of:=[.L10]/SUM([.L$3:.L$26])" office:value-type="float" office:value="0.00000292000977868193" calcext:value-type="float">
            <text:p>0.000</text:p>
          </table:table-cell>
          <table:table-cell table:formula="of:=[.M10]/SUM([.M$3:.M$26])" office:value-type="float" office:value="0.0365540358427846" calcext:value-type="float">
            <text:p>0.037</text:p>
          </table:table-cell>
          <table:table-cell table:formula="of:=[.N10]/SUM([.N$3:.N$26])" office:value-type="float" office:value="0.0400418539898735" calcext:value-type="float">
            <text:p>0.040</text:p>
          </table:table-cell>
          <table:table-cell table:formula="of:=[.O10]/SUM([.O$3:.O$26])" office:value-type="float" office:value="0.0365540358427846" calcext:value-type="float">
            <text:p>0.037</text:p>
          </table:table-cell>
        </table:table-row>
        <table:table-row table:style-name="ro1">
          <table:table-cell office:value-type="string" calcext:value-type="string">
            <text:p>Freight transport</text:p>
          </table:table-cell>
          <table:table-cell office:value-type="float" office:value="345701901" calcext:value-type="float">
            <text:p>345701901</text:p>
          </table:table-cell>
          <table:table-cell office:value-type="float" office:value="200182716" calcext:value-type="float">
            <text:p>200182716</text:p>
          </table:table-cell>
          <table:table-cell office:value-type="float" office:value="140245942" calcext:value-type="float">
            <text:p>140245942</text:p>
          </table:table-cell>
          <table:table-cell office:value-type="float" office:value="0" calcext:value-type="float">
            <text:p>0</text:p>
          </table:table-cell>
          <table:table-cell office:value-type="float" office:value="32553065" calcext:value-type="float">
            <text:p>32553065</text:p>
          </table:table-cell>
          <table:table-cell office:value-type="float" office:value="78718729" calcext:value-type="float">
            <text:p>78718729</text:p>
          </table:table-cell>
          <table:table-cell office:value-type="float" office:value="32553065" calcext:value-type="float">
            <text:p>32553065</text:p>
          </table:table-cell>
          <table:table-cell office:value-type="float" office:value="236233" calcext:value-type="float">
            <text:p>236233</text:p>
          </table:table-cell>
          <table:table-cell office:value-type="float" office:value="136793" calcext:value-type="float">
            <text:p>136793</text:p>
          </table:table-cell>
          <table:table-cell office:value-type="float" office:value="467625" calcext:value-type="float">
            <text:p>467625</text:p>
          </table:table-cell>
          <table:table-cell office:value-type="float" office:value="0" calcext:value-type="float">
            <text:p>0</text:p>
          </table:table-cell>
          <table:table-cell office:value-type="float" office:value="22245" calcext:value-type="float">
            <text:p>22245</text:p>
          </table:table-cell>
          <table:table-cell office:value-type="float" office:value="53792" calcext:value-type="float">
            <text:p>53792</text:p>
          </table:table-cell>
          <table:table-cell office:value-type="float" office:value="22245" calcext:value-type="float">
            <text:p>22245</text:p>
          </table:table-cell>
          <table:table-cell table:formula="of:=[.I11]/SUM([.I$3:.I$26])" office:value-type="float" office:value="0.0109288755424929" calcext:value-type="float">
            <text:p>0.011</text:p>
          </table:table-cell>
          <table:table-cell table:formula="of:=[.J11]/SUM([.J$3:.J$26])" office:value-type="float" office:value="0.201490338868709" calcext:value-type="float">
            <text:p>0.201</text:p>
          </table:table-cell>
          <table:table-cell table:formula="of:=[.K11]/SUM([.K$3:.K$26])" office:value-type="float" office:value="0.0170368150407944" calcext:value-type="float">
            <text:p>0.017</text:p>
          </table:table-cell>
          <table:table-cell table:formula="of:=[.L11]/SUM([.L$3:.L$26])" office:value-type="float" office:value="0" calcext:value-type="float">
            <text:p>0.000</text:p>
          </table:table-cell>
          <table:table-cell table:formula="of:=[.M11]/SUM([.M$3:.M$26])" office:value-type="float" office:value="0.0237921563426498" calcext:value-type="float">
            <text:p>0.024</text:p>
          </table:table-cell>
          <table:table-cell table:formula="of:=[.N11]/SUM([.N$3:.N$26])" office:value-type="float" office:value="0.019079744265028" calcext:value-type="float">
            <text:p>0.019</text:p>
          </table:table-cell>
          <table:table-cell table:formula="of:=[.O11]/SUM([.O$3:.O$26])" office:value-type="float" office:value="0.0237921563426498" calcext:value-type="float">
            <text:p>0.024</text:p>
          </table:table-cell>
        </table:table-row>
        <table:table-row table:style-name="ro1">
          <table:table-cell office:value-type="string" calcext:value-type="string">
            <text:p>Information and communication technologies</text:p>
          </table:table-cell>
          <table:table-cell office:value-type="float" office:value="136106958" calcext:value-type="float">
            <text:p>136106958</text:p>
          </table:table-cell>
          <table:table-cell office:value-type="float" office:value="5572173" calcext:value-type="float">
            <text:p>5572173</text:p>
          </table:table-cell>
          <table:table-cell office:value-type="float" office:value="56833975" calcext:value-type="float">
            <text:p>56833975</text:p>
          </table:table-cell>
          <table:table-cell office:value-type="float" office:value="25008" calcext:value-type="float">
            <text:p>25008</text:p>
          </table:table-cell>
          <table:table-cell office:value-type="float" office:value="5794863" calcext:value-type="float">
            <text:p>5794863</text:p>
          </table:table-cell>
          <table:table-cell office:value-type="float" office:value="40638050" calcext:value-type="float">
            <text:p>40638050</text:p>
          </table:table-cell>
          <table:table-cell office:value-type="float" office:value="5794863" calcext:value-type="float">
            <text:p>5794863</text:p>
          </table:table-cell>
          <table:table-cell office:value-type="float" office:value="702570" calcext:value-type="float">
            <text:p>702570</text:p>
          </table:table-cell>
          <table:table-cell office:value-type="float" office:value="28763" calcext:value-type="float">
            <text:p>28763</text:p>
          </table:table-cell>
          <table:table-cell office:value-type="float" office:value="1052895" calcext:value-type="float">
            <text:p>1052895</text:p>
          </table:table-cell>
          <table:table-cell office:value-type="float" office:value="129" calcext:value-type="float">
            <text:p>129</text:p>
          </table:table-cell>
          <table:table-cell office:value-type="float" office:value="29913" calcext:value-type="float">
            <text:p>29913</text:p>
          </table:table-cell>
          <table:table-cell office:value-type="float" office:value="209770" calcext:value-type="float">
            <text:p>209770</text:p>
          </table:table-cell>
          <table:table-cell office:value-type="float" office:value="29913" calcext:value-type="float">
            <text:p>29913</text:p>
          </table:table-cell>
          <table:table-cell table:formula="of:=[.I12]/SUM([.I$3:.I$26])" office:value-type="float" office:value="0.0325030799671902" calcext:value-type="float">
            <text:p>0.033</text:p>
          </table:table-cell>
          <table:table-cell table:formula="of:=[.J12]/SUM([.J$3:.J$26])" office:value-type="float" office:value="0.0423666899394025" calcext:value-type="float">
            <text:p>0.042</text:p>
          </table:table-cell>
          <table:table-cell table:formula="of:=[.K12]/SUM([.K$3:.K$26])" office:value-type="float" office:value="0.038359748457369" calcext:value-type="float">
            <text:p>0.038</text:p>
          </table:table-cell>
          <table:table-cell table:formula="of:=[.L12]/SUM([.L$3:.L$26])" office:value-type="float" office:value="0.0000015437756616802" calcext:value-type="float">
            <text:p>0.000</text:p>
          </table:table-cell>
          <table:table-cell table:formula="of:=[.M12]/SUM([.M$3:.M$26])" office:value-type="float" office:value="0.031993471462247" calcext:value-type="float">
            <text:p>0.032</text:p>
          </table:table-cell>
          <table:table-cell table:formula="of:=[.N12]/SUM([.N$3:.N$26])" office:value-type="float" office:value="0.0744043343708157" calcext:value-type="float">
            <text:p>0.074</text:p>
          </table:table-cell>
          <table:table-cell table:formula="of:=[.O12]/SUM([.O$3:.O$26])" office:value-type="float" office:value="0.031993471462247" calcext:value-type="float">
            <text:p>0.032</text:p>
          </table:table-cell>
        </table:table-row>
        <table:table-row table:style-name="ro1">
          <table:table-cell office:value-type="string" calcext:value-type="string">
            <text:p>Manufactured fuels chemicals and gases</text:p>
          </table:table-cell>
          <table:table-cell office:value-type="float" office:value="373322445" calcext:value-type="float">
            <text:p>373322445</text:p>
          </table:table-cell>
          <table:table-cell office:value-type="float" office:value="6941702" calcext:value-type="float">
            <text:p>6941702</text:p>
          </table:table-cell>
          <table:table-cell office:value-type="float" office:value="52560644" calcext:value-type="float">
            <text:p>52560644</text:p>
          </table:table-cell>
          <table:table-cell office:value-type="float" office:value="145026" calcext:value-type="float">
            <text:p>145026</text:p>
          </table:table-cell>
          <table:table-cell office:value-type="float" office:value="18991520" calcext:value-type="float">
            <text:p>18991520</text:p>
          </table:table-cell>
          <table:table-cell office:value-type="float" office:value="67582961" calcext:value-type="float">
            <text:p>67582961</text:p>
          </table:table-cell>
          <table:table-cell office:value-type="float" office:value="18991520" calcext:value-type="float">
            <text:p>18991520</text:p>
          </table:table-cell>
          <table:table-cell office:value-type="float" office:value="391629" calcext:value-type="float">
            <text:p>391629</text:p>
          </table:table-cell>
          <table:table-cell office:value-type="float" office:value="7282" calcext:value-type="float">
            <text:p>7282</text:p>
          </table:table-cell>
          <table:table-cell office:value-type="float" office:value="511977" calcext:value-type="float">
            <text:p>511977</text:p>
          </table:table-cell>
          <table:table-cell office:value-type="float" office:value="152" calcext:value-type="float">
            <text:p>152</text:p>
          </table:table-cell>
          <table:table-cell office:value-type="float" office:value="19923" calcext:value-type="float">
            <text:p>19923</text:p>
          </table:table-cell>
          <table:table-cell office:value-type="float" office:value="70897" calcext:value-type="float">
            <text:p>70897</text:p>
          </table:table-cell>
          <table:table-cell office:value-type="float" office:value="19923" calcext:value-type="float">
            <text:p>19923</text:p>
          </table:table-cell>
          <table:table-cell table:formula="of:=[.I13]/SUM([.I$3:.I$26])" office:value-type="float" office:value="0.0181179792824498" calcext:value-type="float">
            <text:p>0.018</text:p>
          </table:table-cell>
          <table:table-cell table:formula="of:=[.J13]/SUM([.J$3:.J$26])" office:value-type="float" office:value="0.0107260798991318" calcext:value-type="float">
            <text:p>0.011</text:p>
          </table:table-cell>
          <table:table-cell table:formula="of:=[.K13]/SUM([.K$3:.K$26])" office:value-type="float" office:value="0.0186526756570773" calcext:value-type="float">
            <text:p>0.019</text:p>
          </table:table-cell>
          <table:table-cell table:formula="of:=[.L13]/SUM([.L$3:.L$26])" office:value-type="float" office:value="0.00000181902248508055" calcext:value-type="float">
            <text:p>0.000</text:p>
          </table:table-cell>
          <table:table-cell table:formula="of:=[.M13]/SUM([.M$3:.M$26])" office:value-type="float" office:value="0.0213086595106591" calcext:value-type="float">
            <text:p>0.021</text:p>
          </table:table-cell>
          <table:table-cell table:formula="of:=[.N13]/SUM([.N$3:.N$26])" office:value-type="float" office:value="0.0251467993225329" calcext:value-type="float">
            <text:p>0.025</text:p>
          </table:table-cell>
          <table:table-cell table:formula="of:=[.O13]/SUM([.O$3:.O$26])" office:value-type="float" office:value="0.0213086595106591" calcext:value-type="float">
            <text:p>0.021</text:p>
          </table:table-cell>
        </table:table-row>
        <table:table-row table:style-name="ro1">
          <table:table-cell office:value-type="string" calcext:value-type="string">
            <text:p>Medical Instruments /equipment</text:p>
          </table:table-cell>
          <table:table-cell office:value-type="float" office:value="1919344487" calcext:value-type="float">
            <text:p>1919344487</text:p>
          </table:table-cell>
          <table:table-cell office:value-type="float" office:value="16841671" calcext:value-type="float">
            <text:p>16841671</text:p>
          </table:table-cell>
          <table:table-cell office:value-type="float" office:value="66048848" calcext:value-type="float">
            <text:p>66048848</text:p>
          </table:table-cell>
          <table:table-cell office:value-type="float" office:value="69832" calcext:value-type="float">
            <text:p>69832</text:p>
          </table:table-cell>
          <table:table-cell office:value-type="float" office:value="67967332" calcext:value-type="float">
            <text:p>67967332</text:p>
          </table:table-cell>
          <table:table-cell office:value-type="float" office:value="93102080" calcext:value-type="float">
            <text:p>93102080</text:p>
          </table:table-cell>
          <table:table-cell office:value-type="float" office:value="67967332" calcext:value-type="float">
            <text:p>67967332</text:p>
          </table:table-cell>
          <table:table-cell office:value-type="float" office:value="4662154" calcext:value-type="float">
            <text:p>4662154</text:p>
          </table:table-cell>
          <table:table-cell office:value-type="float" office:value="40909" calcext:value-type="float">
            <text:p>40909</text:p>
          </table:table-cell>
          <table:table-cell office:value-type="float" office:value="5443973" calcext:value-type="float">
            <text:p>5443973</text:p>
          </table:table-cell>
          <table:table-cell office:value-type="float" office:value="170" calcext:value-type="float">
            <text:p>170</text:p>
          </table:table-cell>
          <table:table-cell office:value-type="float" office:value="165095" calcext:value-type="float">
            <text:p>165095</text:p>
          </table:table-cell>
          <table:table-cell office:value-type="float" office:value="226148" calcext:value-type="float">
            <text:p>226148</text:p>
          </table:table-cell>
          <table:table-cell office:value-type="float" office:value="165095" calcext:value-type="float">
            <text:p>165095</text:p>
          </table:table-cell>
          <table:table-cell table:formula="of:=[.I14]/SUM([.I$3:.I$26])" office:value-type="float" office:value="0.215685788293488" calcext:value-type="float">
            <text:p>0.216</text:p>
          </table:table-cell>
          <table:table-cell table:formula="of:=[.J14]/SUM([.J$3:.J$26])" office:value-type="float" office:value="0.0602572373789597" calcext:value-type="float">
            <text:p>0.060</text:p>
          </table:table-cell>
          <table:table-cell table:formula="of:=[.K14]/SUM([.K$3:.K$26])" office:value-type="float" office:value="0.198338328977446" calcext:value-type="float">
            <text:p>0.198</text:p>
          </table:table-cell>
          <table:table-cell table:formula="of:=[.L14]/SUM([.L$3:.L$26])" office:value-type="float" office:value="0.00000203443304252429" calcext:value-type="float">
            <text:p>0.000</text:p>
          </table:table-cell>
          <table:table-cell table:formula="of:=[.M14]/SUM([.M$3:.M$26])" office:value-type="float" office:value="0.176577480395135" calcext:value-type="float">
            <text:p>0.177</text:p>
          </table:table-cell>
          <table:table-cell table:formula="of:=[.N14]/SUM([.N$3:.N$26])" office:value-type="float" office:value="0.0802135262873206" calcext:value-type="float">
            <text:p>0.080</text:p>
          </table:table-cell>
          <table:table-cell table:formula="of:=[.O14]/SUM([.O$3:.O$26])" office:value-type="float" office:value="0.176577480395135" calcext:value-type="float">
            <text:p>0.177</text:p>
          </table:table-cell>
        </table:table-row>
        <table:table-row table:style-name="ro1">
          <table:table-cell office:value-type="string" calcext:value-type="string">
            <text:p>Other manufactured products</text:p>
          </table:table-cell>
          <table:table-cell office:value-type="float" office:value="319463369" calcext:value-type="float">
            <text:p>319463369</text:p>
          </table:table-cell>
          <table:table-cell office:value-type="float" office:value="11320285" calcext:value-type="float">
            <text:p>11320285</text:p>
          </table:table-cell>
          <table:table-cell office:value-type="float" office:value="64492274" calcext:value-type="float">
            <text:p>64492274</text:p>
          </table:table-cell>
          <table:table-cell office:value-type="float" office:value="77172" calcext:value-type="float">
            <text:p>77172</text:p>
          </table:table-cell>
          <table:table-cell office:value-type="float" office:value="7675089" calcext:value-type="float">
            <text:p>7675089</text:p>
          </table:table-cell>
          <table:table-cell office:value-type="float" office:value="12598745" calcext:value-type="float">
            <text:p>12598745</text:p>
          </table:table-cell>
          <table:table-cell office:value-type="float" office:value="7675089" calcext:value-type="float">
            <text:p>7675089</text:p>
          </table:table-cell>
          <table:table-cell office:value-type="float" office:value="498919" calcext:value-type="float">
            <text:p>498919</text:p>
          </table:table-cell>
          <table:table-cell office:value-type="float" office:value="17679" calcext:value-type="float">
            <text:p>17679</text:p>
          </table:table-cell>
          <table:table-cell office:value-type="float" office:value="557151" calcext:value-type="float">
            <text:p>557151</text:p>
          </table:table-cell>
          <table:table-cell office:value-type="float" office:value="121" calcext:value-type="float">
            <text:p>121</text:p>
          </table:table-cell>
          <table:table-cell office:value-type="float" office:value="11987" calcext:value-type="float">
            <text:p>11987</text:p>
          </table:table-cell>
          <table:table-cell office:value-type="float" office:value="19676" calcext:value-type="float">
            <text:p>19676</text:p>
          </table:table-cell>
          <table:table-cell office:value-type="float" office:value="11987" calcext:value-type="float">
            <text:p>11987</text:p>
          </table:table-cell>
          <table:table-cell table:formula="of:=[.I15]/SUM([.I$3:.I$26])" office:value-type="float" office:value="0.0230815493888873" calcext:value-type="float">
            <text:p>0.023</text:p>
          </table:table-cell>
          <table:table-cell table:formula="of:=[.J15]/SUM([.J$3:.J$26])" office:value-type="float" office:value="0.0260404238583839" calcext:value-type="float">
            <text:p>0.026</text:p>
          </table:table-cell>
          <table:table-cell table:formula="of:=[.K15]/SUM([.K$3:.K$26])" office:value-type="float" office:value="0.0202984839065354" calcext:value-type="float">
            <text:p>0.020</text:p>
          </table:table-cell>
          <table:table-cell table:formula="of:=[.L15]/SUM([.L$3:.L$26])" office:value-type="float" office:value="0.00000144803763614964" calcext:value-type="float">
            <text:p>0.000</text:p>
          </table:table-cell>
          <table:table-cell table:formula="of:=[.M15]/SUM([.M$3:.M$26])" office:value-type="float" office:value="0.0128207047911595" calcext:value-type="float">
            <text:p>0.013</text:p>
          </table:table-cell>
          <table:table-cell table:formula="of:=[.N15]/SUM([.N$3:.N$26])" office:value-type="float" office:value="0.00697897546398517" calcext:value-type="float">
            <text:p>0.007</text:p>
          </table:table-cell>
          <table:table-cell table:formula="of:=[.O15]/SUM([.O$3:.O$26])" office:value-type="float" office:value="0.0128207047911595" calcext:value-type="float">
            <text:p>0.013</text:p>
          </table:table-cell>
        </table:table-row>
        <table:table-row table:style-name="ro1">
          <table:table-cell office:value-type="string" calcext:value-type="string">
            <text:p>Other procurement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I16]/SUM([.I$3:.I$26])" office:value-type="float" office:value="0" calcext:value-type="float">
            <text:p>0.000</text:p>
          </table:table-cell>
          <table:table-cell table:formula="of:=[.J16]/SUM([.J$3:.J$26])" office:value-type="float" office:value="0" calcext:value-type="float">
            <text:p>0.000</text:p>
          </table:table-cell>
          <table:table-cell table:formula="of:=[.K16]/SUM([.K$3:.K$26])" office:value-type="float" office:value="0" calcext:value-type="float">
            <text:p>0.000</text:p>
          </table:table-cell>
          <table:table-cell table:formula="of:=[.L16]/SUM([.L$3:.L$26])" office:value-type="float" office:value="0" calcext:value-type="float">
            <text:p>0.000</text:p>
          </table:table-cell>
          <table:table-cell table:formula="of:=[.M16]/SUM([.M$3:.M$26])" office:value-type="float" office:value="0" calcext:value-type="float">
            <text:p>0.000</text:p>
          </table:table-cell>
          <table:table-cell table:formula="of:=[.N16]/SUM([.N$3:.N$26])" office:value-type="float" office:value="0" calcext:value-type="float">
            <text:p>0.000</text:p>
          </table:table-cell>
          <table:table-cell table:formula="of:=[.O16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aper products</text:p>
          </table:table-cell>
          <table:table-cell office:value-type="float" office:value="261305555" calcext:value-type="float">
            <text:p>261305555</text:p>
          </table:table-cell>
          <table:table-cell office:value-type="float" office:value="26633236" calcext:value-type="float">
            <text:p>26633236</text:p>
          </table:table-cell>
          <table:table-cell office:value-type="float" office:value="59794864" calcext:value-type="float">
            <text:p>59794864</text:p>
          </table:table-cell>
          <table:table-cell office:value-type="float" office:value="37723" calcext:value-type="float">
            <text:p>37723</text:p>
          </table:table-cell>
          <table:table-cell office:value-type="float" office:value="15086888" calcext:value-type="float">
            <text:p>15086888</text:p>
          </table:table-cell>
          <table:table-cell office:value-type="float" office:value="24714678" calcext:value-type="float">
            <text:p>24714678</text:p>
          </table:table-cell>
          <table:table-cell office:value-type="float" office:value="15086888" calcext:value-type="float">
            <text:p>15086888</text:p>
          </table:table-cell>
          <table:table-cell office:value-type="float" office:value="431775" calcext:value-type="float">
            <text:p>431775</text:p>
          </table:table-cell>
          <table:table-cell office:value-type="float" office:value="44008" calcext:value-type="float">
            <text:p>44008</text:p>
          </table:table-cell>
          <table:table-cell office:value-type="float" office:value="588861" calcext:value-type="float">
            <text:p>588861</text:p>
          </table:table-cell>
          <table:table-cell office:value-type="float" office:value="62" calcext:value-type="float">
            <text:p>62</text:p>
          </table:table-cell>
          <table:table-cell office:value-type="float" office:value="24929" calcext:value-type="float">
            <text:p>24929</text:p>
          </table:table-cell>
          <table:table-cell office:value-type="float" office:value="40838" calcext:value-type="float">
            <text:p>40838</text:p>
          </table:table-cell>
          <table:table-cell office:value-type="float" office:value="24929" calcext:value-type="float">
            <text:p>24929</text:p>
          </table:table-cell>
          <table:table-cell table:formula="of:=[.I17]/SUM([.I$3:.I$26])" office:value-type="float" office:value="0.0199752584836152" calcext:value-type="float">
            <text:p>0.020</text:p>
          </table:table-cell>
          <table:table-cell table:formula="of:=[.J17]/SUM([.J$3:.J$26])" office:value-type="float" office:value="0.0648219341116443" calcext:value-type="float">
            <text:p>0.065</text:p>
          </table:table-cell>
          <table:table-cell table:formula="of:=[.K17]/SUM([.K$3:.K$26])" office:value-type="float" office:value="0.0214537630403362" calcext:value-type="float">
            <text:p>0.021</text:p>
          </table:table-cell>
          <table:table-cell table:formula="of:=[.L17]/SUM([.L$3:.L$26])" office:value-type="float" office:value="0.000000741969697861801" calcext:value-type="float">
            <text:p>0.000</text:p>
          </table:table-cell>
          <table:table-cell table:formula="of:=[.M17]/SUM([.M$3:.M$26])" office:value-type="float" office:value="0.026662830544658" calcext:value-type="float">
            <text:p>0.027</text:p>
          </table:table-cell>
          <table:table-cell table:formula="of:=[.N17]/SUM([.N$3:.N$26])" office:value-type="float" office:value="0.0144850274445124" calcext:value-type="float">
            <text:p>0.014</text:p>
          </table:table-cell>
          <table:table-cell table:formula="of:=[.O17]/SUM([.O$3:.O$26])" office:value-type="float" office:value="0.026662830544658" calcext:value-type="float">
            <text:p>0.027</text:p>
          </table:table-cell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757692551" calcext:value-type="float">
            <text:p>757692551</text:p>
          </table:table-cell>
          <table:table-cell office:value-type="float" office:value="759014" calcext:value-type="float">
            <text:p>759014</text:p>
          </table:table-cell>
          <table:table-cell office:value-type="float" office:value="3724494" calcext:value-type="float">
            <text:p>3724494</text:p>
          </table:table-cell>
          <table:table-cell office:value-type="float" office:value="1630728761" calcext:value-type="float">
            <text:p>1630728761</text:p>
          </table:table-cell>
          <table:table-cell office:value-type="float" office:value="1463969" calcext:value-type="float">
            <text:p>1463969</text:p>
          </table:table-cell>
          <table:table-cell office:value-type="float" office:value="30884016" calcext:value-type="float">
            <text:p>30884016</text:p>
          </table:table-cell>
          <table:table-cell office:value-type="float" office:value="1463969" calcext:value-type="float">
            <text:p>1463969</text:p>
          </table:table-cell>
          <table:table-cell office:value-type="float" office:value="4897158" calcext:value-type="float">
            <text:p>4897158</text:p>
          </table:table-cell>
          <table:table-cell office:value-type="float" office:value="4906" calcext:value-type="float">
            <text:p>4906</text:p>
          </table:table-cell>
          <table:table-cell office:value-type="float" office:value="5461832" calcext:value-type="float">
            <text:p>5461832</text:p>
          </table:table-cell>
          <table:table-cell office:value-type="float" office:value="8216012" calcext:value-type="float">
            <text:p>8216012</text:p>
          </table:table-cell>
          <table:table-cell office:value-type="float" office:value="9462" calcext:value-type="float">
            <text:p>9462</text:p>
          </table:table-cell>
          <table:table-cell office:value-type="float" office:value="199611" calcext:value-type="float">
            <text:p>199611</text:p>
          </table:table-cell>
          <table:table-cell office:value-type="float" office:value="9462" calcext:value-type="float">
            <text:p>9462</text:p>
          </table:table-cell>
          <table:table-cell table:formula="of:=[.I18]/SUM([.I$3:.I$26])" office:value-type="float" office:value="0.22655780646194" calcext:value-type="float">
            <text:p>0.227</text:p>
          </table:table-cell>
          <table:table-cell table:formula="of:=[.J18]/SUM([.J$3:.J$26])" office:value-type="float" office:value="0.00722633177494381" calcext:value-type="float">
            <text:p>0.007</text:p>
          </table:table-cell>
          <table:table-cell table:formula="of:=[.K18]/SUM([.K$3:.K$26])" office:value-type="float" office:value="0.198988979562453" calcext:value-type="float">
            <text:p>0.199</text:p>
          </table:table-cell>
          <table:table-cell table:formula="of:=[.L18]/SUM([.L$3:.L$26])" office:value-type="float" office:value="0.0983230958269183" calcext:value-type="float">
            <text:p>0.098</text:p>
          </table:table-cell>
          <table:table-cell table:formula="of:=[.M18]/SUM([.M$3:.M$26])" office:value-type="float" office:value="0.0101200891577502" calcext:value-type="float">
            <text:p>0.010</text:p>
          </table:table-cell>
          <table:table-cell table:formula="of:=[.N18]/SUM([.N$3:.N$26])" office:value-type="float" office:value="0.0708009895985741" calcext:value-type="float">
            <text:p>0.071</text:p>
          </table:table-cell>
          <table:table-cell table:formula="of:=[.O18]/SUM([.O$3:.O$26])" office:value-type="float" office:value="0.0101200891577502" calcext:value-type="float">
            <text:p>0.010</text:p>
          </table:table-cell>
        </table:table-row>
        <table:table-row table:style-name="ro1">
          <table:table-cell office:value-type="string" calcext:value-type="string">
            <text:p>Waste products and recycling</text:p>
          </table:table-cell>
          <table:table-cell office:value-type="float" office:value="320347951" calcext:value-type="float">
            <text:p>320347951</text:p>
          </table:table-cell>
          <table:table-cell office:value-type="float" office:value="10596507" calcext:value-type="float">
            <text:p>10596507</text:p>
          </table:table-cell>
          <table:table-cell office:value-type="float" office:value="24233731" calcext:value-type="float">
            <text:p>24233731</text:p>
          </table:table-cell>
          <table:table-cell office:value-type="float" office:value="18893" calcext:value-type="float">
            <text:p>18893</text:p>
          </table:table-cell>
          <table:table-cell office:value-type="float" office:value="15877712" calcext:value-type="float">
            <text:p>15877712</text:p>
          </table:table-cell>
          <table:table-cell office:value-type="float" office:value="76096338" calcext:value-type="float">
            <text:p>76096338</text:p>
          </table:table-cell>
          <table:table-cell office:value-type="float" office:value="15877712" calcext:value-type="float">
            <text:p>15877712</text:p>
          </table:table-cell>
          <table:table-cell office:value-type="float" office:value="301604" calcext:value-type="float">
            <text:p>301604</text:p>
          </table:table-cell>
          <table:table-cell office:value-type="float" office:value="9977" calcext:value-type="float">
            <text:p>9977</text:p>
          </table:table-cell>
          <table:table-cell office:value-type="float" office:value="417258" calcext:value-type="float">
            <text:p>417258</text:p>
          </table:table-cell>
          <table:table-cell office:value-type="float" office:value="18" calcext:value-type="float">
            <text:p>18</text:p>
          </table:table-cell>
          <table:table-cell office:value-type="float" office:value="14949" calcext:value-type="float">
            <text:p>14949</text:p>
          </table:table-cell>
          <table:table-cell office:value-type="float" office:value="71644" calcext:value-type="float">
            <text:p>71644</text:p>
          </table:table-cell>
          <table:table-cell office:value-type="float" office:value="14949" calcext:value-type="float">
            <text:p>14949</text:p>
          </table:table-cell>
          <table:table-cell table:formula="of:=[.I19]/SUM([.I$3:.I$26])" office:value-type="float" office:value="0.013953141936639" calcext:value-type="float">
            <text:p>0.014</text:p>
          </table:table-cell>
          <table:table-cell table:formula="of:=[.J19]/SUM([.J$3:.J$26])" office:value-type="float" office:value="0.0146957016140673" calcext:value-type="float">
            <text:p>0.015</text:p>
          </table:table-cell>
          <table:table-cell table:formula="of:=[.K19]/SUM([.K$3:.K$26])" office:value-type="float" office:value="0.0152018120722625" calcext:value-type="float">
            <text:p>0.015</text:p>
          </table:table-cell>
          <table:table-cell table:formula="of:=[.L19]/SUM([.L$3:.L$26])" office:value-type="float" office:value="0.000000215410557443749" calcext:value-type="float">
            <text:p>0.000</text:p>
          </table:table-cell>
          <table:table-cell table:formula="of:=[.M19]/SUM([.M$3:.M$26])" office:value-type="float" office:value="0.0159887141005292" calcext:value-type="float">
            <text:p>0.016</text:p>
          </table:table-cell>
          <table:table-cell table:formula="of:=[.N19]/SUM([.N$3:.N$26])" office:value-type="float" office:value="0.0254117563601217" calcext:value-type="float">
            <text:p>0.025</text:p>
          </table:table-cell>
          <table:table-cell table:formula="of:=[.O19]/SUM([.O$3:.O$26])" office:value-type="float" office:value="0.0159887141005292" calcext:value-type="float">
            <text:p>0.016</text:p>
          </table:table-cell>
        </table:table-row>
        <table:table-row table:style-name="ro1">
          <table:table-cell office:value-type="string" calcext:value-type="string">
            <text:p>Water and sanitation</text:p>
          </table:table-cell>
          <table:table-cell office:value-type="float" office:value="127426002" calcext:value-type="float">
            <text:p>127426002</text:p>
          </table:table-cell>
          <table:table-cell office:value-type="float" office:value="4215012" calcext:value-type="float">
            <text:p>4215012</text:p>
          </table:table-cell>
          <table:table-cell office:value-type="float" office:value="8862965" calcext:value-type="float">
            <text:p>8862965</text:p>
          </table:table-cell>
          <table:table-cell office:value-type="float" office:value="7402" calcext:value-type="float">
            <text:p>7402</text:p>
          </table:table-cell>
          <table:table-cell office:value-type="float" office:value="6315737" calcext:value-type="float">
            <text:p>6315737</text:p>
          </table:table-cell>
          <table:table-cell office:value-type="float" office:value="30269125" calcext:value-type="float">
            <text:p>30269125</text:p>
          </table:table-cell>
          <table:table-cell office:value-type="float" office:value="6315737" calcext:value-type="float">
            <text:p>6315737</text:p>
          </table:table-cell>
          <table:table-cell office:value-type="float" office:value="201069" calcext:value-type="float">
            <text:p>201069</text:p>
          </table:table-cell>
          <table:table-cell office:value-type="float" office:value="6651" calcext:value-type="float">
            <text:p>6651</text:p>
          </table:table-cell>
          <table:table-cell office:value-type="float" office:value="278172" calcext:value-type="float">
            <text:p>278172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47763" calcext:value-type="float">
            <text:p>47763</text:p>
          </table:table-cell>
          <table:table-cell office:value-type="float" office:value="9966" calcext:value-type="float">
            <text:p>9966</text:p>
          </table:table-cell>
          <table:table-cell table:formula="of:=[.I20]/SUM([.I$3:.I$26])" office:value-type="float" office:value="0.00930207920338609" calcext:value-type="float">
            <text:p>0.009</text:p>
          </table:table-cell>
          <table:table-cell table:formula="of:=[.J20]/SUM([.J$3:.J$26])" office:value-type="float" office:value="0.00979664342338998" calcext:value-type="float">
            <text:p>0.010</text:p>
          </table:table-cell>
          <table:table-cell table:formula="of:=[.K20]/SUM([.K$3:.K$26])" office:value-type="float" office:value="0.0101345413815084" calcext:value-type="float">
            <text:p>0.010</text:p>
          </table:table-cell>
          <table:table-cell table:formula="of:=[.L20]/SUM([.L$3:.L$26])" office:value-type="float" office:value="0.000000143607038295833" calcext:value-type="float">
            <text:p>0.000</text:p>
          </table:table-cell>
          <table:table-cell table:formula="of:=[.M20]/SUM([.M$3:.M$26])" office:value-type="float" office:value="0.0106591427336861" calcext:value-type="float">
            <text:p>0.011</text:p>
          </table:table-cell>
          <table:table-cell table:formula="of:=[.N20]/SUM([.N$3:.N$26])" office:value-type="float" office:value="0.0169412891383576" calcext:value-type="float">
            <text:p>0.017</text:p>
          </table:table-cell>
          <table:table-cell table:formula="of:=[.O20]/SUM([.O$3:.O$26])" office:value-type="float" office:value="0.0106591427336861" calcext:value-type="float">
            <text:p>0.011</text:p>
          </table:table-cell>
        </table:table-row>
        <table:table-row table:style-name="ro1">
          <table:table-cell office:value-type="string" calcext:value-type="string">
            <text:p>Anaesthetic gases</text:p>
          </table:table-cell>
          <table:table-cell office:value-type="float" office:value="382059538" calcext:value-type="float">
            <text:p>382059538</text:p>
          </table:table-cell>
          <table:table-cell office:value-type="float" office:value="77229212" calcext:value-type="float">
            <text:p>772292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I21]/SUM([.I$3:.I$26])" office:value-type="float" office:value="0" calcext:value-type="float">
            <text:p>0.000</text:p>
          </table:table-cell>
          <table:table-cell table:formula="of:=[.J21]/SUM([.J$3:.J$26])" office:value-type="float" office:value="0" calcext:value-type="float">
            <text:p>0.000</text:p>
          </table:table-cell>
          <table:table-cell table:formula="of:=[.K21]/SUM([.K$3:.K$26])" office:value-type="float" office:value="0" calcext:value-type="float">
            <text:p>0.000</text:p>
          </table:table-cell>
          <table:table-cell table:formula="of:=[.L21]/SUM([.L$3:.L$26])" office:value-type="float" office:value="0" calcext:value-type="float">
            <text:p>0.000</text:p>
          </table:table-cell>
          <table:table-cell table:formula="of:=[.M21]/SUM([.M$3:.M$26])" office:value-type="float" office:value="0" calcext:value-type="float">
            <text:p>0.000</text:p>
          </table:table-cell>
          <table:table-cell table:formula="of:=[.N21]/SUM([.N$3:.N$26])" office:value-type="float" office:value="0" calcext:value-type="float">
            <text:p>0.000</text:p>
          </table:table-cell>
          <table:table-cell table:formula="of:=[.O21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atient Travel</text:p>
          </table:table-cell>
          <table:table-cell office:value-type="float" office:value="487288404" calcext:value-type="float">
            <text:p>487288404</text:p>
          </table:table-cell>
          <table:table-cell office:value-type="float" office:value="0" calcext:value-type="float">
            <text:p>0</text:p>
          </table:table-cell>
          <table:table-cell office:value-type="float" office:value="73246085" calcext:value-type="float">
            <text:p>73246085</text:p>
          </table:table-cell>
          <table:table-cell office:value-type="float" office:value="0" calcext:value-type="float">
            <text:p>0</text:p>
          </table:table-cell>
          <table:table-cell office:value-type="float" office:value="30696970" calcext:value-type="float">
            <text:p>30696970</text:p>
          </table:table-cell>
          <table:table-cell office:value-type="float" office:value="111282089" calcext:value-type="float">
            <text:p>111282089</text:p>
          </table:table-cell>
          <table:table-cell office:value-type="float" office:value="30696970" calcext:value-type="float">
            <text:p>3069697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22]/SUM([.I$3:.I$26])" office:value-type="float" office:value="0" calcext:value-type="float">
            <text:p>0.000</text:p>
          </table:table-cell>
          <table:table-cell table:formula="of:=[.J22]/SUM([.J$3:.J$26])" office:value-type="float" office:value="0" calcext:value-type="float">
            <text:p>0.000</text:p>
          </table:table-cell>
          <table:table-cell table:formula="of:=[.K22]/SUM([.K$3:.K$26])" office:value-type="float" office:value="0" calcext:value-type="float">
            <text:p>0.000</text:p>
          </table:table-cell>
          <table:table-cell table:formula="of:=[.L22]/SUM([.L$3:.L$26])" office:value-type="float" office:value="0" calcext:value-type="float">
            <text:p>0.000</text:p>
          </table:table-cell>
          <table:table-cell table:formula="of:=[.M22]/SUM([.M$3:.M$26])" office:value-type="float" office:value="0" calcext:value-type="float">
            <text:p>0.000</text:p>
          </table:table-cell>
          <table:table-cell table:formula="of:=[.N22]/SUM([.N$3:.N$26])" office:value-type="float" office:value="0" calcext:value-type="float">
            <text:p>0.000</text:p>
          </table:table-cell>
          <table:table-cell table:formula="of:=[.O22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Visitor Travel</text:p>
          </table:table-cell>
          <table:table-cell office:value-type="float" office:value="194350657" calcext:value-type="float">
            <text:p>194350657</text:p>
          </table:table-cell>
          <table:table-cell office:value-type="float" office:value="0" calcext:value-type="float">
            <text:p>0</text:p>
          </table:table-cell>
          <table:table-cell office:value-type="float" office:value="314152127" calcext:value-type="float">
            <text:p>314152127</text:p>
          </table:table-cell>
          <table:table-cell office:value-type="float" office:value="0" calcext:value-type="float">
            <text:p>0</text:p>
          </table:table-cell>
          <table:table-cell office:value-type="float" office:value="741953" calcext:value-type="float">
            <text:p>741953</text:p>
          </table:table-cell>
          <table:table-cell office:value-type="float" office:value="115160582" calcext:value-type="float">
            <text:p>115160582</text:p>
          </table:table-cell>
          <table:table-cell office:value-type="float" office:value="741953" calcext:value-type="float">
            <text:p>74195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23]/SUM([.I$3:.I$26])" office:value-type="float" office:value="0" calcext:value-type="float">
            <text:p>0.000</text:p>
          </table:table-cell>
          <table:table-cell table:formula="of:=[.J23]/SUM([.J$3:.J$26])" office:value-type="float" office:value="0" calcext:value-type="float">
            <text:p>0.000</text:p>
          </table:table-cell>
          <table:table-cell table:formula="of:=[.K23]/SUM([.K$3:.K$26])" office:value-type="float" office:value="0" calcext:value-type="float">
            <text:p>0.000</text:p>
          </table:table-cell>
          <table:table-cell table:formula="of:=[.L23]/SUM([.L$3:.L$26])" office:value-type="float" office:value="0" calcext:value-type="float">
            <text:p>0.000</text:p>
          </table:table-cell>
          <table:table-cell table:formula="of:=[.M23]/SUM([.M$3:.M$26])" office:value-type="float" office:value="0" calcext:value-type="float">
            <text:p>0.000</text:p>
          </table:table-cell>
          <table:table-cell table:formula="of:=[.N23]/SUM([.N$3:.N$26])" office:value-type="float" office:value="0" calcext:value-type="float">
            <text:p>0.000</text:p>
          </table:table-cell>
          <table:table-cell table:formula="of:=[.O23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taff Travel</text:p>
          </table:table-cell>
          <table:table-cell office:value-type="float" office:value="219025828" calcext:value-type="float">
            <text:p>219025828</text:p>
          </table:table-cell>
          <table:table-cell office:value-type="float" office:value="11287553" calcext:value-type="float">
            <text:p>11287553</text:p>
          </table:table-cell>
          <table:table-cell office:value-type="float" office:value="49146094" calcext:value-type="float">
            <text:p>49146094</text:p>
          </table:table-cell>
          <table:table-cell office:value-type="float" office:value="10896919" calcext:value-type="float">
            <text:p>10896919</text:p>
          </table:table-cell>
          <table:table-cell office:value-type="float" office:value="17244005" calcext:value-type="float">
            <text:p>17244005</text:p>
          </table:table-cell>
          <table:table-cell office:value-type="float" office:value="56722986" calcext:value-type="float">
            <text:p>56722986</text:p>
          </table:table-cell>
          <table:table-cell office:value-type="float" office:value="17244005" calcext:value-type="float">
            <text:p>172440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24]/SUM([.I$3:.I$26])" office:value-type="float" office:value="0" calcext:value-type="float">
            <text:p>0.000</text:p>
          </table:table-cell>
          <table:table-cell table:formula="of:=[.J24]/SUM([.J$3:.J$26])" office:value-type="float" office:value="0" calcext:value-type="float">
            <text:p>0.000</text:p>
          </table:table-cell>
          <table:table-cell table:formula="of:=[.K24]/SUM([.K$3:.K$26])" office:value-type="float" office:value="0" calcext:value-type="float">
            <text:p>0.000</text:p>
          </table:table-cell>
          <table:table-cell table:formula="of:=[.L24]/SUM([.L$3:.L$26])" office:value-type="float" office:value="0" calcext:value-type="float">
            <text:p>0.000</text:p>
          </table:table-cell>
          <table:table-cell table:formula="of:=[.M24]/SUM([.M$3:.M$26])" office:value-type="float" office:value="0" calcext:value-type="float">
            <text:p>0.000</text:p>
          </table:table-cell>
          <table:table-cell table:formula="of:=[.N24]/SUM([.N$3:.N$26])" office:value-type="float" office:value="0" calcext:value-type="float">
            <text:p>0.000</text:p>
          </table:table-cell>
          <table:table-cell table:formula="of:=[.O24]/SUM([.O$3:.O$26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Business Travel and fleet</text:p>
          </table:table-cell>
          <table:table-cell office:value-type="float" office:value="215395491" calcext:value-type="float">
            <text:p>215395491</text:p>
          </table:table-cell>
          <table:table-cell office:value-type="float" office:value="66492931" calcext:value-type="float">
            <text:p>66492931</text:p>
          </table:table-cell>
          <table:table-cell office:value-type="float" office:value="245177566" calcext:value-type="float">
            <text:p>245177566</text:p>
          </table:table-cell>
          <table:table-cell office:value-type="float" office:value="157398882" calcext:value-type="float">
            <text:p>157398882</text:p>
          </table:table-cell>
          <table:table-cell office:value-type="float" office:value="36342071" calcext:value-type="float">
            <text:p>36342071</text:p>
          </table:table-cell>
          <table:table-cell office:value-type="float" office:value="156701008" calcext:value-type="float">
            <text:p>156701008</text:p>
          </table:table-cell>
          <table:table-cell office:value-type="float" office:value="36342071" calcext:value-type="float">
            <text:p>36342071</text:p>
          </table:table-cell>
          <table:table-cell office:value-type="float" office:value="260120" calcext:value-type="float">
            <text:p>260120</text:p>
          </table:table-cell>
          <table:table-cell office:value-type="float" office:value="54660" calcext:value-type="float">
            <text:p>54660</text:p>
          </table:table-cell>
          <table:table-cell office:value-type="float" office:value="494655" calcext:value-type="float">
            <text:p>494655</text:p>
          </table:table-cell>
          <table:table-cell office:value-type="float" office:value="129388" calcext:value-type="float">
            <text:p>129388</text:p>
          </table:table-cell>
          <table:table-cell office:value-type="float" office:value="29875" calcext:value-type="float">
            <text:p>29875</text:p>
          </table:table-cell>
          <table:table-cell office:value-type="float" office:value="128814" calcext:value-type="float">
            <text:p>128814</text:p>
          </table:table-cell>
          <table:table-cell office:value-type="float" office:value="29875" calcext:value-type="float">
            <text:p>29875</text:p>
          </table:table-cell>
          <table:table-cell table:formula="of:=[.I25]/SUM([.I$3:.I$26])" office:value-type="float" office:value="0.0120339626813919" calcext:value-type="float">
            <text:p>0.012</text:p>
          </table:table-cell>
          <table:table-cell table:formula="of:=[.J25]/SUM([.J$3:.J$26])" office:value-type="float" office:value="0.0805118823519014" calcext:value-type="float">
            <text:p>0.081</text:p>
          </table:table-cell>
          <table:table-cell table:formula="of:=[.K25]/SUM([.K$3:.K$26])" office:value-type="float" office:value="0.0180215894017731" calcext:value-type="float">
            <text:p>0.018</text:p>
          </table:table-cell>
          <table:table-cell table:formula="of:=[.L25]/SUM([.L$3:.L$26])" office:value-type="float" office:value="0.00154841895591843" calcext:value-type="float">
            <text:p>0.002</text:p>
          </table:table-cell>
          <table:table-cell table:formula="of:=[.M25]/SUM([.M$3:.M$26])" office:value-type="float" office:value="0.0319528285339026" calcext:value-type="float">
            <text:p>0.032</text:p>
          </table:table-cell>
          <table:table-cell table:formula="of:=[.N25]/SUM([.N$3:.N$26])" office:value-type="float" office:value="0.0456896597589849" calcext:value-type="float">
            <text:p>0.046</text:p>
          </table:table-cell>
          <table:table-cell table:formula="of:=[.O25]/SUM([.O$3:.O$26])" office:value-type="float" office:value="0.0319528285339026" calcext:value-type="float">
            <text:p>0.032</text:p>
          </table:table-cell>
        </table:table-row>
        <table:table-row table:style-name="ro1">
          <table:table-cell office:value-type="string" calcext:value-type="string">
            <text:p>Commissioned health and social care services</text:p>
          </table:table-cell>
          <table:table-cell office:value-type="float" office:value="205350644" calcext:value-type="float">
            <text:p>205350644</text:p>
          </table:table-cell>
          <table:table-cell office:value-type="float" office:value="7451992" calcext:value-type="float">
            <text:p>7451992</text:p>
          </table:table-cell>
          <table:table-cell office:value-type="float" office:value="815450497" calcext:value-type="float">
            <text:p>815450497</text:p>
          </table:table-cell>
          <table:table-cell office:value-type="float" office:value="16515749025" calcext:value-type="float">
            <text:p>16515749025</text:p>
          </table:table-cell>
          <table:table-cell office:value-type="float" office:value="19116250" calcext:value-type="float">
            <text:p>19116250</text:p>
          </table:table-cell>
          <table:table-cell office:value-type="float" office:value="79676977" calcext:value-type="float">
            <text:p>79676977</text:p>
          </table:table-cell>
          <table:table-cell office:value-type="float" office:value="19116250" calcext:value-type="float">
            <text:p>19116250</text:p>
          </table:table-cell>
          <table:table-cell office:value-type="float" office:value="1088894" calcext:value-type="float">
            <text:p>1088894</text:p>
          </table:table-cell>
          <table:table-cell office:value-type="float" office:value="39515" calcext:value-type="float">
            <text:p>39515</text:p>
          </table:table-cell>
          <table:table-cell office:value-type="float" office:value="1716470" calcext:value-type="float">
            <text:p>1716470</text:p>
          </table:table-cell>
          <table:table-cell office:value-type="float" office:value="75214241" calcext:value-type="float">
            <text:p>75214241</text:p>
          </table:table-cell>
          <table:table-cell office:value-type="float" office:value="101366" calcext:value-type="float">
            <text:p>101366</text:p>
          </table:table-cell>
          <table:table-cell office:value-type="float" office:value="422496" calcext:value-type="float">
            <text:p>422496</text:p>
          </table:table-cell>
          <table:table-cell office:value-type="float" office:value="101366" calcext:value-type="float">
            <text:p>101366</text:p>
          </table:table-cell>
          <table:table-cell table:formula="of:=[.I26]/SUM([.I$3:.I$26])" office:value-type="float" office:value="0.0503756333999368" calcext:value-type="float">
            <text:p>0.050</text:p>
          </table:table-cell>
          <table:table-cell table:formula="of:=[.J26]/SUM([.J$3:.J$26])" office:value-type="float" office:value="0.0582039339761322" calcext:value-type="float">
            <text:p>0.058</text:p>
          </table:table-cell>
          <table:table-cell table:formula="of:=[.K26]/SUM([.K$3:.K$26])" office:value-type="float" office:value="0.0625355400439931" calcext:value-type="float">
            <text:p>0.063</text:p>
          </table:table-cell>
          <table:table-cell table:formula="of:=[.L26]/SUM([.L$3:.L$26])" office:value-type="float" office:value="0.900107865639915" calcext:value-type="float">
            <text:p>0.900</text:p>
          </table:table-cell>
          <table:table-cell table:formula="of:=[.M26]/SUM([.M$3:.M$26])" office:value-type="float" office:value="0.108416080909375" calcext:value-type="float">
            <text:p>0.108</text:p>
          </table:table-cell>
          <table:table-cell table:formula="of:=[.N26]/SUM([.N$3:.N$26])" office:value-type="float" office:value="0.149857146657445" calcext:value-type="float">
            <text:p>0.150</text:p>
          </table:table-cell>
          <table:table-cell table:formula="of:=[.O26]/SUM([.O$3:.O$26])" office:value-type="float" office:value="0.108416080909375" calcext:value-type="float">
            <text:p>0.10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3:.I26])" office:value-type="float" office:value="21615490" calcext:value-type="float">
            <text:p>21615490</text:p>
          </table:table-cell>
          <table:table-cell table:number-columns-repeated="13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2:28:10.011544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6:53:20.865352233</dc:date>
    <meta:editing-duration>PT4H22M18S</meta:editing-duration>
    <meta:editing-cycles>2</meta:editing-cycles>
    <meta:generator>LibreOffice/5.1.6.2$Linux_X86_64 LibreOffice_project/10m0$Build-2</meta:generator>
    <meta:document-statistic meta:table-count="1" meta:cell-count="574" meta:object-count="0"/>
  </office:meta>
</office:document-meta>
</file>